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cave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cave-theme</text:p>
          </table:table-cell>
        </table:table-row>
        <table:table-row table:style-name="ro1">
          <table:table-cell/>
          <table:table-cell office:value-type="string" calcext:value-type="string">
            <text:p>fores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ugmentality (Brandon Morris)</text:p>
          </table:table-cell>
          <table:table-cell office:value-type="string" calcext:value-type="string">
            <text:p>https://opengameart.org/content/creepy-forest-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/00/00</text:date>, <text:time style:data-style-name="N2" text:time-value="23:41:13.01577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6T23:44:03.612839967</dc:date>
    <meta:editing-duration>P1DT48M11S</meta:editing-duration>
    <meta:editing-cycles>20</meta:editing-cycles>
    <meta:document-statistic meta:table-count="1" meta:cell-count="50" meta:object-count="0"/>
  </office:meta>
</office:document-meta>
</file>